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a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table:number-columns-repeated="2" office:value-type="string" calcext:value-type="string">
            <text:p>b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9</text:p>
          </table:table-cell>
        </table:table-row>
        <table:table-row table:style-name="ro1">
          <table:table-cell office:value-type="string" calcext:value-type="string">
            <text:p>Seg[0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Seg[1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Seg[2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Seg[3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Seg[4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Seg[5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7</text:p>
          </table:table-cell>
        </table:table-row>
        <table:table-row table:style-name="ro1">
          <table:table-cell office:value-type="string" calcext:value-type="string">
            <text:p>Seg[6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 table:number-columns-repeated="2" office:value-type="string" calcext:value-type="string">
            <text:p>d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string" calcext:value-type="string">
            <text:p>An[0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 office:value-type="string" calcext:value-type="string">
            <text:p>An[1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7</text:p>
          </table:table-cell>
        </table:table-row>
        <table:table-row table:style-name="ro1">
          <table:table-cell office:value-type="string" calcext:value-type="string">
            <text:p>An[2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8</text:p>
          </table:table-cell>
        </table:table-row>
        <table:table-row table:style-name="ro1">
          <table:table-cell office:value-type="string" calcext:value-type="string">
            <text:p>An[3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string" calcext:value-type="string">
            <text:p>Led[2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 office:value-type="string" calcext:value-type="string">
            <text:p>Led[3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 office:value-type="string" calcext:value-type="string">
            <text:p>Led[4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Led[5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Led[6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Led[7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8</text:p>
          </table:table-cell>
        </table:table-row>
        <table:table-row table:style-name="ro1">
          <table:table-cell office:value-type="string" calcext:value-type="string">
            <text:p>Sw[2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8</text:p>
          </table:table-cell>
        </table:table-row>
        <table:table-row table:style-name="ro1">
          <table:table-cell office:value-type="string" calcext:value-type="string">
            <text:p>Sw[3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7</text:p>
          </table:table-cell>
        </table:table-row>
        <table:table-row table:style-name="ro1">
          <table:table-cell office:value-type="string" calcext:value-type="string">
            <text:p>Sw[4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Sw[5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Sw[6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7</text:p>
          </table:table-cell>
        </table:table-row>
        <table:table-row table:style-name="ro1">
          <table:table-cell office:value-type="string" calcext:value-type="string">
            <text:p>Sw[7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string" calcext:value-type="string">
            <text:p>Btn[0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8</text:p>
          </table:table-cell>
        </table:table-row>
        <table:table-row table:style-name="ro1">
          <table:table-cell office:value-type="string" calcext:value-type="string">
            <text:p>Btn[1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Btn[2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8</text:p>
          </table:table-cell>
        </table:table-row>
        <table:table-row table:style-name="ro1">
          <table:table-cell office:value-type="string" calcext:value-type="string">
            <text:p>Btn[3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 office:value-type="string" calcext:value-type="string">
            <text:p>Vgared[0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string" calcext:value-type="string">
            <text:p>Vgared[1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string" calcext:value-type="string">
            <text:p>Vgared[2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string" calcext:value-type="string">
            <text:p>Vgagreen[0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Vgagreen[1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Vgagreen[2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Vgablue[0]</text:p>
          </table:table-cell>
          <table:table-cell office:value-type="string" calcext:value-type="string">
            <text:p>Vga_blu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Vgablue[1]</text:p>
          </table:table-cell>
          <table:table-cell office:value-type="string" calcext:value-type="string">
            <text:p>Vga_blu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hsync_n</text:p>
          </table:table-cell>
          <table:table-cell office:value-type="string" calcext:value-type="string">
            <text:p>vga_h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vsync_n</text:p>
          </table:table-cell>
          <table:table-cell office:value-type="string" calcext:value-type="string">
            <text:p>vga_v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ps2c</text:p>
          </table:table-cell>
          <table:table-cell office:value-type="string" calcext:value-type="string">
            <text:p>ps2_clk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string" calcext:value-type="string">
            <text:p>ps2d</text:p>
          </table:table-cell>
          <table:table-cell office:value-type="string" calcext:value-type="string">
            <text:p>ps2_data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table:number-columns-repeated="2" office:value-type="string" calcext:value-type="string">
            <text:p>Ja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table:number-columns-repeated="2" office:value-type="string" calcext:value-type="string">
            <text:p>Ja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table:number-columns-repeated="2" office:value-type="string" calcext:value-type="string">
            <text:p>Ja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table:number-columns-repeated="2" office:value-type="string" calcext:value-type="string">
            <text:p>Ja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table:number-columns-repeated="2" office:value-type="string" calcext:value-type="string">
            <text:p>Ja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table:number-columns-repeated="2" office:value-type="string" calcext:value-type="string">
            <text:p>Ja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table:number-columns-repeated="2" office:value-type="string" calcext:value-type="string">
            <text:p>Ja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table:number-columns-repeated="2" office:value-type="string" calcext:value-type="string">
            <text:p>Ja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table:number-columns-repeated="2" office:value-type="string" calcext:value-type="string">
            <text:p>Jb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table:number-columns-repeated="2" office:value-type="string" calcext:value-type="string">
            <text:p>Jb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table:number-columns-repeated="2" office:value-type="string" calcext:value-type="string">
            <text:p>Jb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5</text:p>
          </table:table-cell>
        </table:table-row>
        <table:table-row table:style-name="ro1">
          <table:table-cell table:number-columns-repeated="2" office:value-type="string" calcext:value-type="string">
            <text:p>Jb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7</text:p>
          </table:table-cell>
        </table:table-row>
        <table:table-row table:style-name="ro1">
          <table:table-cell table:number-columns-repeated="2" office:value-type="string" calcext:value-type="string">
            <text:p>Jb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table:number-columns-repeated="2" office:value-type="string" calcext:value-type="string">
            <text:p>Jb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table:number-columns-repeated="2" office:value-type="string" calcext:value-type="string">
            <text:p>Jb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8</text:p>
          </table:table-cell>
        </table:table-row>
        <table:table-row table:style-name="ro1">
          <table:table-cell table:number-columns-repeated="2" office:value-type="string" calcext:value-type="string">
            <text:p>Jb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8</text:p>
          </table:table-cell>
        </table:table-row>
        <table:table-row table:style-name="ro1">
          <table:table-cell table:number-columns-repeated="2" office:value-type="string" calcext:value-type="string">
            <text:p>Jc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table:number-columns-repeated="2" office:value-type="string" calcext:value-type="string">
            <text:p>Jc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table:number-columns-repeated="2" office:value-type="string" calcext:value-type="string">
            <text:p>Jc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table:number-columns-repeated="2" office:value-type="string" calcext:value-type="string">
            <text:p>Jc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 table:number-columns-repeated="2" office:value-type="string" calcext:value-type="string">
            <text:p>Jc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 table:number-columns-repeated="2" office:value-type="string" calcext:value-type="string">
            <text:p>Jc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table:number-columns-repeated="2" office:value-type="string" calcext:value-type="string">
            <text:p>Jc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table:number-columns-repeated="2" office:value-type="string" calcext:value-type="string">
            <text:p>Jc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table:number-columns-repeated="2" office:value-type="string" calcext:value-type="string">
            <text:p>rt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8</text:p>
          </table:table-cell>
        </table:table-row>
        <table:table-row table:style-name="ro1">
          <table:table-cell table:number-columns-repeated="2"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8</text:p>
          </table:table-cell>
        </table:table-row>
        <table:table-row table:style-name="ro1">
          <table:table-cell table:number-columns-repeated="2"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table:number-columns-repeated="2" office:value-type="string" calcext:value-type="string">
            <text:p>rs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table:number-columns-repeated="2" office:value-type="string" calcext:value-type="string">
            <text:p>rs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table:number-columns-repeated="2" office:value-type="string" calcext:value-type="string">
            <text:p>memo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memwr</text:p>
          </table:table-cell>
          <table:table-cell office:value-type="string" calcext:value-type="string">
            <text:p>memwr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office:value-type="string" calcext:value-type="string">
            <text:p>ramadv</text:p>
          </table:table-cell>
          <table:table-cell office:value-type="string" calcext:value-type="string">
            <text:p>ramadv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table:number-columns-repeated="2" office:value-type="string" calcext:value-type="string">
            <text:p>ram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table:number-columns-repeated="2" office:value-type="string" calcext:value-type="string">
            <text:p>ram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table:number-columns-repeated="2" office:value-type="string" calcext:value-type="string">
            <text:p>ramcr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ramlb</text:p>
          </table:table-cell>
          <table:table-cell office:value-type="string" calcext:value-type="string">
            <text:p>raml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string" calcext:value-type="string">
            <text:p>ramub</text:p>
          </table:table-cell>
          <table:table-cell office:value-type="string" calcext:value-type="string">
            <text:p>ramu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table:number-columns-repeated="2" office:value-type="string" calcext:value-type="string">
            <text:p>ram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" office:value-type="string" calcext:value-type="string">
            <text:p>flashr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flashcs</text:p>
          </table:table-cell>
          <table:table-cell office:value-type="string" calcext:value-type="string">
            <text:p>flashcs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table:number-columns-repeated="2" office:value-type="string" calcext:value-type="string">
            <text:p>flashsts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memadr[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emadr[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memadr[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memadr[4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memadr[5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memadr[6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memadr[7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memadr[8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office:value-type="string" calcext:value-type="string">
            <text:p>memadr[9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emadr[10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memadr[1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string" calcext:value-type="string">
            <text:p>memadr[1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memadr[1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Memadr[14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memadr[15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memadr[16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memadr[17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memadr[18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madr[19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emadr[20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emadr[2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string" calcext:value-type="string">
            <text:p>memadr[2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memadr[2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string" calcext:value-type="string">
            <text:p>memdb[0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memdb[1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Memadr[14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memdb[3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memdb[4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memdb[5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emdb[6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memdb[7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memdb[8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memdb[9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memdb[10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memdb[11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string" calcext:value-type="string">
            <text:p>Memdb[12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memdb[13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 office:value-type="string" calcext:value-type="string">
            <text:p>memdb[14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memdb[15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table:number-columns-repeated="2" office:value-type="string" calcext:value-type="string">
            <text:p>eppa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4</text:p>
          </table:table-cell>
        </table:table-row>
        <table:table-row table:style-name="ro1">
          <table:table-cell table:number-columns-repeated="2" office:value-type="string" calcext:value-type="string">
            <text:p>eppd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4</text:p>
          </table:table-cell>
        </table:table-row>
        <table:table-row table:style-name="ro1">
          <table:table-cell table:number-columns-repeated="2" office:value-type="string" calcext:value-type="string">
            <text:p>epp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string" calcext:value-type="string">
            <text:p>Eppdb[0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Eppdb[1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 office:value-type="string" calcext:value-type="string">
            <text:p>Eppdb[2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string" calcext:value-type="string">
            <text:p>Eppdb[3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Eppdb[4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string" calcext:value-type="string">
            <text:p>Eppdb[5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string" calcext:value-type="string">
            <text:p>Eppdb[6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Eppdb[7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string" calcext:value-type="string">
            <text:p>pio[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pio[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pio[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pio[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pio[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pio[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pio[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pio[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pio[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pio[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pio[1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pio[1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pio[1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pio[1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pio[1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pio[1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pio[1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pio[1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pio[1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pio[1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pio[2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pio[2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pio[2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pio[2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pio[2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pio[2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pio[2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pio[2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pio[2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pio[2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pio[3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pio[3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string" calcext:value-type="string">
            <text:p>pio[3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pio[3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pio[3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string" calcext:value-type="string">
            <text:p>pio[3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pio[3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pio[3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pio[3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pio[3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table:number-columns-repeated="2" office:value-type="string" calcext:value-type="string">
            <text:p>usb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table:number-columns-repeated="2" office:value-type="string" calcext:value-type="string">
            <text:p>usbo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5</text:p>
          </table:table-cell>
        </table:table-row>
        <table:table-row table:style-name="ro1">
          <table:table-cell table:number-columns-repeated="2" office:value-type="string" calcext:value-type="string">
            <text:p>usb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number-columns-repeated="2" office:value-type="string" calcext:value-type="string">
            <text:p>usbpkt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2</text:p>
          </table:table-cell>
        </table:table-row>
        <table:table-row table:style-name="ro1">
          <table:table-cell table:number-columns-repeated="2" office:value-type="string" calcext:value-type="string">
            <text:p>usbd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table:number-columns-repeated="2" office:value-type="string" calcext:value-type="string">
            <text:p>usbmod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5</text:p>
          </table:table-cell>
        </table:table-row>
        <table:table-row table:style-name="ro1">
          <table:table-cell office:value-type="string" calcext:value-type="string">
            <text:p>Usbadr[0]</text:p>
          </table:table-cell>
          <table:table-cell office:value-type="string" calcext:value-type="string">
            <text:p>Usbad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string" calcext:value-type="string">
            <text:p>Usbadr[1]</text:p>
          </table:table-cell>
          <table:table-cell office:value-type="string" calcext:value-type="string">
            <text:p>Usbad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3</text:p>
          </table:table-cell>
        </table:table-row>
        <table:table-row table:style-name="ro1">
          <table:table-cell table:number-columns-repeated="2" office:value-type="string" calcext:value-type="string">
            <text:p>usbrd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3</text:p>
          </table:table-cell>
        </table:table-row>
        <table:table-row table:style-name="ro1">
          <table:table-cell table:number-columns-repeated="2" office:value-type="string" calcext:value-type="string">
            <text:p>usbfl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56:13.367407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6T13:58:55.162854524</dc:date>
    <meta:editing-duration>PT1H18M26S</meta:editing-duration>
    <meta:editing-cycles>22</meta:editing-cycles>
    <meta:generator>LibreOffice/5.1.4.2$Linux_X86_64 LibreOffice_project/10m0$Build-2</meta:generator>
    <meta:document-statistic meta:table-count="1" meta:cell-count="940" meta:object-count="0"/>
  </office:meta>
</office:document-meta>
</file>